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Title">
      <style:text-properties fo:font-size="54pt" officeooo:rsid="0006a9aa" officeooo:paragraph-rsid="0006a9aa" style:font-size-asian="54pt" style:font-size-complex="54pt"/>
    </style:style>
    <style:style style:name="P3" style:family="paragraph" style:parent-style-name="Text_20_body">
      <style:paragraph-properties fo:break-before="page"/>
      <style:text-properties officeooo:rsid="000a36e7"/>
    </style:style>
    <style:style style:name="P4" style:family="paragraph" style:parent-style-name="Footer">
      <style:text-properties officeooo:paragraph-rsid="001628cd"/>
    </style:style>
    <style:style style:name="P5" style:family="paragraph" style:parent-style-name="Header">
      <style:text-properties fo:font-size="10pt" officeooo:paragraph-rsid="001628cd" style:font-size-asian="10pt" style:font-size-complex="10pt"/>
    </style:style>
    <style:style style:name="P6" style:family="paragraph" style:parent-style-name="Heading_20_4">
      <style:paragraph-properties fo:text-align="start" style:justify-single-word="false"/>
      <style:text-properties officeooo:rsid="001628cd" officeooo:paragraph-rsid="001628cd"/>
    </style:style>
    <style:style style:name="P7" style:family="paragraph" style:parent-style-name="Heading_20_4">
      <style:paragraph-properties fo:text-align="start" style:justify-single-word="false"/>
    </style:style>
    <style:style style:name="P8" style:family="paragraph" style:parent-style-name="Text_20_body">
      <style:text-properties fo:font-size="48pt" officeooo:rsid="001614f5" officeooo:paragraph-rsid="001614f5" style:font-size-asian="48pt" style:font-size-complex="48pt"/>
    </style:style>
    <style:style style:name="P9" style:family="paragraph" style:parent-style-name="Title">
      <style:text-properties fo:font-size="48pt" officeooo:rsid="001614f5" officeooo:paragraph-rsid="001614f5" style:font-size-asian="48pt" style:font-size-complex="48pt"/>
    </style:style>
    <style:style style:name="T1" style:family="text">
      <style:text-properties officeooo:rsid="001614f5"/>
    </style:style>
    <style:style style:name="T2" style:family="text">
      <style:text-properties officeooo:rsid="0006a9aa"/>
    </style:style>
    <style:style style:name="T3" style:family="text">
      <style:text-properties officeooo:rsid="00084d75"/>
    </style:style>
    <style:style style:name="T4" style:family="text">
      <style:text-properties officeooo:rsid="0003dc07"/>
    </style:style>
    <style:style style:name="T5" style:family="text">
      <style:text-properties officeooo:rsid="001628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9">Examen</text:p>
      <text:p text:style-name="P8"/>
      <text:h text:style-name="P6" text:outline-level="4"/>
      <text:h text:style-name="P6" text:outline-level="4"/>
      <text:h text:style-name="P6" text:outline-level="4"/>
      <text:h text:style-name="P6" text:outline-level="4"/>
      <text:h text:style-name="P6" text:outline-level="4"/>
      <text:h text:style-name="P6" text:outline-level="4"/>
      <text:h text:style-name="P6" text:outline-level="4"/>
      <text:h text:style-name="P6" text:outline-level="4"/>
      <text:h text:style-name="P6" text:outline-level="4"/>
      <text:h text:style-name="P6" text:outline-level="4"/>
      <text:h text:style-name="P6" text:outline-level="4"/>
      <text:h text:style-name="P6" text:outline-level="4"/>
      <text:h text:style-name="P6" text:outline-level="4"/>
      <text:h text:style-name="P6" text:outline-level="4"/>
      <text:h text:style-name="P6" text:outline-level="4">Realizado por:</text:h>
      <text:h text:style-name="P7" text:outline-level="4">Jaime García Pedrote</text:h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paragraph-rsid="001628cd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Footer">
      <style:text-properties officeooo:paragraph-rsid="001628cd"/>
    </style:style>
    <style:style style:name="MT1" style:family="text">
      <style:text-properties officeooo:rsid="001628cd"/>
    </style:style>
    <style:style style:name="MT2" style:family="text">
      <style:text-properties officeooo:rsid="0006a9aa"/>
    </style:style>
    <style:style style:name="MT3" style:family="text">
      <style:text-properties officeooo:rsid="001614f5"/>
    </style:style>
    <style:style style:name="MT4" style:family="text">
      <style:text-properties officeooo:rsid="00084d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º DAW - DAW<text:tab/>UD<text:span text:style-name="MT1">02</text:span><text:span text:style-name="MT2"> –</text:span> <text:span text:style-name="MT3">In</text:span><text:span text:style-name="MT1">stalación y administración de servidores FTP</text:span><text:tab/>Curso <text:span text:style-name="MT4">20</text:span>23/24</text:p>
      </style:header>
      <style:header-first>
        <text:p text:style-name="MP2">2º DAW - DAW<text:tab/>UD<text:span text:style-name="MT1">02</text:span><text:span text:style-name="MT2"> –</text:span> <text:span text:style-name="MT3">In</text:span><text:span text:style-name="MT1">stalación y administración de servidores FTP</text:span><text:tab/>Curso <text:span text:style-name="MT4">20</text:span>23/24</text:p>
      </style:header-first>
      <style:footer>
        <text:p text:style-name="Footer"><text:page-number text:select-page="current">2</text:page-number><text:tab/><text:tab/></text:p>
      </style:footer>
      <style:footer-first>
        <text:p text:style-name="MP3"><text:tab/><text:tab/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46:48.195756082</meta:creation-date>
    <meta:generator>LibreOffice/7.4.7.2$Linux_X86_64 LibreOffice_project/40$Build-2</meta:generator>
    <dc:date>2024-01-12T15:41:05.632125127</dc:date>
    <meta:editing-duration>PT4H17M2S</meta:editing-duration>
    <meta:editing-cycles>22</meta:editing-cycles>
    <meta:document-statistic meta:table-count="0" meta:image-count="0" meta:object-count="0" meta:page-count="2" meta:paragraph-count="7" meta:word-count="33" meta:character-count="205" meta:non-whitespace-character-count="172"/>
  </office:meta>
</office:document-meta>
</file>